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0.974cm"/>
    </style:style>
    <style:style style:name="co3" style:family="table-column">
      <style:table-column-properties fo:break-before="auto" style:column-width="1.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963" table:default-cell-style-name="ce1"/>
        <table:table-row table:style-name="ro1">
          <table:table-cell table:style-name="ce4"/>
          <table:table-cell table:style-name="ce4" office:value-type="string" calcext:value-type="string">
            <text:p>Project Evaluation Metrics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number-columns-repeated="983"/>
        </table:table-row>
        <table:table-row table:style-name="ro2">
          <table:table-cell table:style-name="ce5" office:value-type="string" calcext:value-type="string">
            <text:p>write your project group number he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3" calcext:value-type="float">
            <text:p>0,23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23.11" calcext:value-type="float">
            <text:p>23,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7.66" calcext:value-type="float">
            <text:p>27,6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7" table:style-name="ce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table:number-columns-repeated="41"/>
          <table:table-cell table:number-columns-repeated="98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Can</meta:initial-creator>
    <meta:creation-date>2020-11-22T17:04:44Z</meta:creation-date>
    <dc:date>2020-12-05T18:51:14.482000000</dc:date>
    <meta:editing-duration>PT2M35S</meta:editing-duration>
    <meta:editing-cycles>1</meta:editing-cycles>
    <meta:document-statistic meta:table-count="1" meta:cell-count="82" meta:object-count="0"/>
  </office:meta>
</office:document-meta>
</file>